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7.392cm" fo:margin-left="-0.191cm" style:page-number="0" table:align="left" style:writing-mode="lr-tb"/>
    </style:style>
    <style:style style:name="Table1.A" style:family="table-column">
      <style:table-column-properties style:column-width="11.693cm"/>
    </style:style>
    <style:style style:name="Table1.B" style:family="table-column">
      <style:table-column-properties style:column-width="5.69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374cm" fo:margin-left="-0.191cm" table:align="left" style:writing-mode="lr-tb"/>
    </style:style>
    <style:style style:name="Table2.A" style:family="table-column">
      <style:table-column-properties style:column-width="3.191cm"/>
    </style:style>
    <style:style style:name="Table2.B" style:family="table-column">
      <style:table-column-properties style:column-width="8.251cm"/>
    </style:style>
    <style:style style:name="Table2.C" style:family="table-column">
      <style:table-column-properties style:column-width="5.93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>
        <style:tab-stops>
          <style:tab-stop style:position="4.62cm" style:type="center"/>
          <style:tab-stop style:position="12.24cm" style:type="right"/>
        </style:tab-stops>
      </style:paragraph-properties>
      <style:text-properties fo:font-size="11pt" style:font-size-asian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7" style:family="paragraph" style:parent-style-name="Standard">
      <style:text-properties fo:font-size="11pt" fo:language="fr" fo:country="CA" style:font-size-asian="11pt"/>
    </style:style>
    <style:style style:name="P8" style:family="paragraph" style:parent-style-name="Standard">
      <style:text-properties fo:font-size="11pt" fo:language="fr" fo:country="CA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>
        <style:tab-stops>
          <style:tab-stop style:position="4.62cm" style:type="center"/>
          <style:tab-stop style:position="12.24cm" style:type="right"/>
        </style:tab-stops>
      </style:paragraph-properties>
    </style:style>
    <style:style style:name="P10" style:family="paragraph" style:parent-style-name="Standard">
      <style:paragraph-properties fo:margin-top="0.212cm" fo:margin-bottom="0cm">
        <style:tab-stops>
          <style:tab-stop style:position="4.62cm" style:type="center"/>
          <style:tab-stop style:position="12.24cm" style:type="right"/>
        </style:tab-stops>
      </style:paragraph-properties>
    </style:style>
    <style:style style:name="P11" style:family="paragraph" style:parent-style-name="Standard">
      <style:paragraph-properties fo:margin-top="0.212cm" fo:margin-bottom="0cm"/>
      <style:text-properties fo:font-size="11pt" style:font-size-asian="11pt"/>
    </style:style>
    <style:style style:name="P12" style:family="paragraph" style:parent-style-name="Standard">
      <style:paragraph-properties fo:margin-top="0.212cm" fo:margin-bottom="0cm">
        <style:tab-stops>
          <style:tab-stop style:position="4.62cm" style:type="center"/>
          <style:tab-stop style:position="12.24cm" style:type="right"/>
        </style:tab-stops>
      </style:paragraph-properties>
      <style:text-properties fo:font-size="11pt" style:font-size-asian="11pt"/>
    </style:style>
    <style:style style:name="P13" style:family="paragraph" style:parent-style-name="Standard">
      <style:paragraph-properties fo:margin-top="0.212cm" fo:margin-bottom="0cm" style:snap-to-layout-grid="false"/>
      <style:text-properties fo:font-weight="bold" style:font-weight-asian="bold"/>
    </style:style>
    <style:style style:name="P14" style:family="paragraph" style:parent-style-name="Standard">
      <style:paragraph-properties fo:margin-top="0.212cm" fo:margin-bottom="0cm" fo:line-height="150%"/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margin-top="0.212cm" fo:margin-bottom="0cm" style:snap-to-layout-grid="false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002cm solid #000000">
        <style:tab-stops>
          <style:tab-stop style:position="4.62cm" style:type="center"/>
          <style:tab-stop style:position="12.24cm" style:type="right"/>
        </style:tab-stops>
      </style:paragraph-properties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</style:style>
    <style:style style:name="P18" style:family="paragraph" style:parent-style-name="Standard">
      <style:paragraph-properties fo:margin-top="0cm" fo:margin-bottom="0.212cm"/>
    </style:style>
    <style:style style:name="P19" style:family="paragraph" style:parent-style-name="Standard">
      <style:paragraph-properties fo:margin-top="0cm" fo:margin-bottom="0.212cm"/>
      <style:text-properties fo:font-weight="bold" style:font-weight-asian="bold"/>
    </style:style>
    <style:style style:name="P20" style:family="paragraph" style:parent-style-name="Heading_20_3" style:list-style-name="WW8Num1">
      <style:paragraph-properties fo:orphans="2" fo:widows="2"/>
      <style:text-properties style:text-underline-style="solid" style:text-underline-width="auto" style:text-underline-color="font-color"/>
    </style:style>
    <style:style style:name="P21" style:family="paragraph" style:parent-style-name="Footer">
      <style:paragraph-properties fo:text-align="center" style:justify-single-word="false"/>
      <style:text-properties fo:text-transform="uppercase" fo:font-size="9pt" style:font-size-asian="9pt"/>
    </style:style>
    <style:style style:name="P22" style:family="paragraph" style:parent-style-name="Header">
      <style:text-properties fo:font-size="11pt" style:font-size-asian="11pt"/>
    </style:style>
    <style:style style:name="P23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7.002cm" style:type="right"/>
        </style:tab-stops>
      </style:paragraph-properties>
      <style:text-properties fo:font-weight="bold" style:font-weight-asian="bold"/>
    </style:style>
    <style:style style:name="P24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7.002cm" style:type="right"/>
        </style:tab-stops>
      </style:paragraph-properties>
    </style:style>
    <style:style style:name="P2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text-underline-style="solid" style:text-underline-width="auto" style:text-underline-color="font-color" style:font-size-asian="11p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0pt" style:font-size-asian="10pt"/>
    </style:style>
    <style:style style:name="gr1" style:family="graphic">
      <style:graphic-properties draw:stroke="none" draw:fill="solid" draw:fill-color="#808080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Date</text:span><text:span text:style-name="T3"> (yyyy/mm/dd):<text:tab/> ______/____/____</text:span></text:p>
          </table:table-cell>
          <table:table-cell table:style-name="Table1.B1" office:value-type="string">
            <text:p text:style-name="P3">Restricted when completed</text:p>
          </table:table-cell>
        </table:table-row>
      </table:table>
      <text:p text:style-name="P10"><text:span text:style-name="T5">MEMBERSHIP TYPE</text:span> <text:tab/><text:tab/><text:span text:style-name="T6"> </text:span></text:p>
      <text:p text:style-name="P12">Active: __ (I want to actively participate) <text:s text:c="12"/><text:tab/>Inactive: __ (I want to be kept informed)</text:p>
      <text:p text:style-name="P16"/>
      <text:p text:style-name="P10"><text:span text:style-name="T5">NAME &amp; ADDRESS</text:span><text:span text:style-name="T1"><text:tab/></text:span><text:span text:style-name="T7"><text:tab/><text:tab/></text:span><text:span text:style-name="T6"> </text:span></text:p>
      <text:p text:style-name="P9"/>
      <text:p text:style-name="P22">Last Name: _______________________ <text:s text:c="2"/><text:tab/>First Name/Initials: ____________________________</text:p>
      <text:p text:style-name="P4"/>
      <text:p text:style-name="P4">Street: ________________________________________________________________________ <text:s text:c="2"/></text:p>
      <text:p text:style-name="P4"/>
      <text:p text:style-name="P4">City: ______________________ <text:s/>Province: ____________ <text:s text:c="3"/>Postal Code: _________________</text:p>
      <text:p text:style-name="P22"/>
      <text:p text:style-name="Standard"><text:span text:style-name="T3">Call Sign(s): __________________________________________________________________</text:span><text:tab/> <text:s text:c="4"/></text:p>
      <text:p text:style-name="P17"/>
      <text:p text:style-name="Standard"/>
      <text:list xml:id="list549744198" text:style-name="WW8Num1">
        <text:list-item>
          <text:list>
            <text:list-item>
              <text:list>
                <text:list-item>
                  <text:h text:style-name="P20" text:outline-level="3"/>
                </text:list-item>
                <text:list-item>
                  <text:h text:style-name="P20" text:outline-level="3">PHONE NUMBERS &amp; EMAIL</text:h>
                </text:list-item>
              </text:list>
            </text:list-item>
          </text:list>
        </text:list-item>
      </text:list>
      <text:p text:style-name="Standard"/>
      <text:p text:style-name="Standard"><text:span text:style-name="T3">Home Phone: (____) </text:span><text:span text:style-name="T4">_</text:span><text:span text:style-name="T3">___________<text:tab/> <text:s text:c="3"/>Work Phone: <text:s/>(____) ____________ <text:s text:c="2"/>Extension: _______</text:span></text:p>
      <text:p text:style-name="P6"/>
      <text:p text:style-name="P7">Cell Phone: <text:s text:c="3"/>(____) ____________ <text:s text:c="5"/>Pager: <text:s text:c="10"/>(____) ____________ <text:s text:c="2"/>7x24 <text:s/>Y__ <text:s text:c="2"/>N__</text:p>
      <text:p text:style-name="P8"/>
      <text:p text:style-name="P4">Other Phone: <text:s/>(____) _____________ <text:s text:c="2"/>Specify: ______________________________________</text:p>
      <text:p text:style-name="P6"/>
      <text:p text:style-name="P4">Home Email:<text:tab/>_________________________________________________________________</text:p>
      <text:p text:style-name="P4"/>
      <text:p text:style-name="P4">Work Email:<text:tab/>_________________________________________________________________</text:p>
      <text:p text:style-name="P17"/>
      <text:p text:style-name="P17"/>
      <text:p text:style-name="P17"/>
      <text:p text:style-name="P14">OTHER INFORMATION</text:p>
      <text:p text:style-name="P5">Have EMRG City Pass: __ <text:s text:c="16"/><text:tab/>Expiry date (yyyy/mm/dd): ______/____/____</text:p>
      <text:p text:style-name="P11">LANGUAGES (fluent enough to deal with people in an emergency):</text:p>
      <text:p text:style-name="P4"><text:s/>English ______ <text:s/>French ______ <text:s/>Other _______________________ </text:p>
      <text:p text:style-name="P4"/>
      <text:p text:style-name="P18">SEND NEWSLETTERS VIA: Home Email: ___ <text:s text:c="3"/>Work Email: ___ <text:s text:c="3"/>Mail: ___<text:span text:style-name="T1"> </text:span></text:p>
      <text:p text:style-name="P19"/>
      <text:p text:style-name="P19"/>
      <text:p text:style-name="P19"/>
      <text:p text:style-name="P19"><draw:custom-shape text:anchor-type="as-char" draw:z-index="0" draw:style-name="gr1" draw:text-style-name="P25" svg:width="16.994cm" svg:height="0.054cm"><text:p/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RETURN TO:</text:p>
          </table:table-cell>
          <table:table-cell table:style-name="Table2.A1" office:value-type="string">
            <text:p text:style-name="P15">EMRG (Margaret Tidman – VA3VXN)<text:tab/> </text:p>
            <text:p text:style-name="P2"/>
          </table:table-cell>
          <table:table-cell table:style-name="Table2.A1" office:value-type="string">
            <text:p text:style-name="P15">Membership at emrg.ca <text:s/></text:p>
            <text:p text:style-name="P2"><text:s text:c="7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together="always" fo:orphans="0" fo:widows="0" fo:hyphenation-ladder-count="no-limit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orphans="0" fo:widows="0" fo:hyphenation-ladder-count="no-limit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fo:language="en" fo:country="CA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language="en" fo:country="CA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0pt" fo:language="en" fo:country="CA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ize="10pt" fo:language="en" fo:country="CA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language="en" fo:country="CA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76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2.27cm" fo:margin-right="0cm" fo:margin-top="0.423cm" fo:margin-bottom="0cm" fo:text-indent="-1.27cm" style:auto-text-indent="false"/>
      <style:text-properties style:font-name="Times New Roman" fo:font-size="10pt" fo:font-weight="bold" style:font-size-asian="10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Body_20_Text_20_Indent_20_3" style:display-name="Body Text Indent 3" style:family="paragraph" style:parent-style-name="Standard">
      <style:paragraph-properties fo:margin-left="1.27cm" fo:margin-right="0cm" fo:margin-top="0.212cm" fo:margin-bottom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language="en" fo:country="CA"/>
    </style:style>
    <style:style style:name="Block_20_Text" style:display-name="Block Text" style:family="paragraph" style:parent-style-name="Standard">
      <style:paragraph-properties fo:margin-left="1.27cm" fo:margin-right="-1.998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00" style:num-format="1">
        <style:list-level-properties text:list-level-position-and-space-mode="label-alignment">
          <style:list-level-label-alignment text:label-followed-by="listtab" text:list-tab-stop-position="1.27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00" style:num-format="1">
        <style:list-level-properties text:list-level-position-and-space-mode="label-alignment">
          <style:list-level-label-alignment text:label-followed-by="listtab" text:list-tab-stop-position="1.27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7.002cm" style:type="right"/>
        </style:tab-stops>
      </style:paragraph-properties>
      <style:text-properties fo:font-weight="bold" style:font-weight-asian="bold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  <style:text-properties fo:text-transform="uppercase" fo:font-size="9pt" style:font-size-asian="9pt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0.721cm" fo:margin-left="2.6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9cm" fo:margin-top="1.1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cm" fo:margin-left="2.6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EMRG-504 <text:tab/><text:tab/>Membership Form</text:p>
        <text:p text:style-name="MP2"><text:span text:style-name="MT1">Version 1.2<text:tab/> <text:s text:c="13"/>Emergency Measures Radio Group<text:tab/>Classification: PUBLIC</text:span></text:p>
      </style:header>
      <style:footer>
        <text:p text:style-name="MP3">Trained Volunteer Radio Operators Prepared to Provide</text:p>
        <text:p text:style-name="MP3">Communication in an Emergency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hamihar</meta:initial-creator>
    <meta:creation-date>2004-10-14T17:50:00</meta:creation-date>
    <dc:creator>USER</dc:creator>
    <dc:date>2009-12-04T08:52:00</dc:date>
    <meta:print-date>2004-08-19T13:22:00</meta:print-date>
    <meta:editing-cycles>4</meta:editing-cycles>
    <meta:editing-duration>PT00H02M00S</meta:editing-duration>
    <meta:document-statistic meta:table-count="2" meta:image-count="0" meta:object-count="0" meta:page-count="1" meta:paragraph-count="29" meta:word-count="150" meta:character-count="1535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